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XPathBindingManag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sistant.getBindingForConfigurationElement( Element configE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XPathBindingManager.createBinding( Source 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XPathBinding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XPathBindingManager.getBuilderAssist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Manag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stant.getDatatyp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stant.getBindingBuilder( String binding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sistant.getServi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Manag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sistant.makeChildBindings( Element parent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